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1.295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06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0.771cm"/>
    </style:style>
    <style:style style:name="co11" style:family="table-column">
      <style:table-column-properties fo:break-before="auto" style:column-width="0.743cm"/>
    </style:style>
    <style:style style:name="co12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 style:data-style-name="N1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Программ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Инструкция</text:p>
          </table:table-cell>
          <table:table-cell office:value-type="string" calcext:value-type="string">
            <text:p>Оп1</text:p>
          </table:table-cell>
          <table:table-cell office:value-type="string" calcext:value-type="string">
            <text:p>Оп2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 = C + 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= A + 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 = B + 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 = B + 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= B + 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= A + 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 = A + 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 = C + 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 = C + 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</table:table>
      <table:table table:name="Трассировка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0" table:default-cell-style-name="ce5"/>
        <table:table-row table:style-name="ro1">
          <table:table-cell office:value-type="string" calcext:value-type="string">
            <office:annotation draw:style-name="gr1" draw:text-style-name="P2" svg:width="2.899cm" svg:height="1.799cm" svg:x="1.661cm" svg:y="0cm" draw:caption-point-x="-0.609cm" draw:caption-point-y="0.01cm">
              <dc:creator>ПКВ</dc:creator>
              <dc:date>2019-09-13T00:00:00</dc:date>
              <text:p text:style-name="P1"><text:span text:style-name="T1">Указатель текущей инструкции</text:span></text:p>
            </office:annotation>
            <text:p>IP</text:p>
          </table:table-cell>
          <table:table-cell office:value-type="string" calcext:value-type="string">
            <office:annotation draw:style-name="gr1" draw:text-style-name="P2" svg:width="2.899cm" svg:height="1.799cm" svg:x="3.875cm" svg:y="0cm" draw:caption-point-x="-0.609cm" draw:caption-point-y="0.01cm">
              <dc:creator>ПКВ</dc:creator>
              <dc:date>2019-09-13T00:00:00</dc:date>
              <text:p text:style-name="P1"><text:span text:style-name="T1">Текущая инструкция</text:span></text:p>
            </office:annotation>
            <text:p>Инструкция</text:p>
          </table:table-cell>
          <table:table-cell office:value-type="string" calcext:value-type="string">
            <office:annotation draw:style-name="gr1" draw:text-style-name="P2" svg:width="2.899cm" svg:height="1.799cm" svg:x="4.836cm" svg:y="0cm" draw:caption-point-x="-0.609cm" draw:caption-point-y="0.01cm">
              <dc:creator>ПКВ</dc:creator>
              <dc:date>2019-09-13T00:00:00</dc:date>
              <text:p text:style-name="P1"><text:span text:style-name="T1">Операнд 1</text:span></text:p>
            </office:annotation>
            <text:p>Оп1</text:p>
          </table:table-cell>
          <table:table-cell office:value-type="string" calcext:value-type="string">
            <office:annotation draw:style-name="gr1" draw:text-style-name="P2" svg:width="2.899cm" svg:height="1.799cm" svg:x="5.798cm" svg:y="0cm" draw:caption-point-x="-0.61cm" draw:caption-point-y="0.01cm">
              <dc:creator>ПКВ</dc:creator>
              <dc:date>2019-09-13T00:00:00</dc:date>
              <text:p text:style-name="P1"><text:span text:style-name="T1">Операнд 2</text:span></text:p>
            </office:annotation>
            <text:p>Оп2</text:p>
          </table:table-cell>
          <table:table-cell office:value-type="string" calcext:value-type="string">
            <office:annotation draw:style-name="gr1" draw:text-style-name="P2" svg:width="2.899cm" svg:height="1.799cm" svg:x="7.092cm" svg:y="0cm" draw:caption-point-x="-0.609cm" draw:caption-point-y="0.01cm">
              <dc:creator>ПКВ</dc:creator>
              <dc:date>2019-09-13T00:00:00</dc:date>
              <text:p text:style-name="P1"><text:span text:style-name="T1">Регистры A, B, C</text:span></text:p>
            </office:annotation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office:annotation draw:style-name="gr2" draw:text-style-name="P2" svg:width="2.899cm" svg:height="6.916cm" svg:x="10.146cm" svg:y="0cm" draw:caption-point-x="-0.61cm" draw:caption-point-y="0.01cm">
              <dc:creator>КП</dc:creator>
              <dc:date>2020-09-17T00:00:00</dc:date>
              <text:p text:style-name="P1"><text:span text:style-name="T1">Виртуальный регистр, куда заносится результат последней операции, сохраняющей стандартный смысл флагов. Не является частью процессора, а служит для удобства определения значений флагов</text:span></text:p>
            </office:annotation>
            <text:p>R</text:p>
          </table:table-cell>
          <table:table-cell table:style-name="Default" office:value-type="string" calcext:value-type="string">
            <office:annotation draw:style-name="gr1" draw:text-style-name="P2" svg:width="2.899cm" svg:height="1.799cm" svg:x="10.917cm" svg:y="0cm" draw:caption-point-x="-0.61cm" draw:caption-point-y="0.01cm">
              <dc:creator>ПКВ</dc:creator>
              <dc:date>2019-09-13T00:00:00</dc:date>
              <text:p text:style-name="P1"><text:span text:style-name="T1">Флаг отрицательного результата</text:span></text:p>
            </office:annotation>
            <text:p>SF</text:p>
          </table:table-cell>
          <table:table-cell table:style-name="Default" office:value-type="string" calcext:value-type="string">
            <office:annotation draw:style-name="gr1" draw:text-style-name="P2" svg:width="2.899cm" svg:height="1.799cm" svg:x="11.659cm" svg:y="0cm" draw:caption-point-x="-0.609cm" draw:caption-point-y="0.01cm">
              <dc:creator>ПКВ</dc:creator>
              <dc:date>2019-09-13T00:00:00</dc:date>
              <text:p text:style-name="P1"><text:span text:style-name="T1">Флаг нулевого результата</text:span></text:p>
            </office:annotation>
            <text:p>ZF</text:p>
          </table:table-cell>
          <table:table-cell table:style-name="Default" office:value-type="string" calcext:value-type="string">
            <office:annotation draw:style-name="gr1" draw:text-style-name="P2" svg:width="2.899cm" svg:height="1.799cm" svg:x="12.456cm" svg:y="0cm" draw:caption-point-x="-0.609cm" draw:caption-point-y="0.01cm">
              <dc:creator>ПКВ</dc:creator>
              <dc:date>2019-09-13T00:00:00</dc:date>
              <text:p text:style-name="P1"><text:span text:style-name="T1">Флаг знакового переполнения</text:span></text:p>
            </office:annotation>
            <text:p>OF</text:p>
          </table:table-cell>
          <table:table-cell table:style-name="Default" office:value-type="string" calcext:value-type="string">
            <office:annotation draw:style-name="gr3" draw:text-style-name="P2" svg:width="2.899cm" svg:height="3.756cm" svg:x="13.227cm" svg:y="0cm" draw:caption-point-x="-0.609cm" draw:caption-point-y="0.01cm">
              <dc:creator>ПКВ</dc:creator>
              <dc:date>2019-09-13T00:00:00</dc:date>
              <text:p text:style-name="P1"><text:span text:style-name="T1">Флаг беззнакового переполнения (переноса из старшего разряда или заёма в старший разряд)</text:span></text:p>
            </office:annotation>
            <text:p>C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IF([.B2]=&quot;JMPI&quot;;[.C2];[.A2]+1)" office:value-type="float" office:value="1" calcext:value-type="float">
            <text:p>1</text:p>
          </table:table-cell>
          <table:table-cell table:formula="of:=VLOOKUP([.$A3];Program;2;1)" office:value-type="string" office:string-value="ADD" calcext:value-type="string">
            <text:p>ADD</text:p>
          </table:table-cell>
          <table:table-cell table:formula="of:=VLOOKUP([.$A3];Program;3;1)" office:value-type="string" office:string-value="C" calcext:value-type="string">
            <text:p>C</text:p>
          </table:table-cell>
          <table:table-cell table:formula="of:=VLOOKUP([.$A3];Program;4;1)" office:value-type="string" office:string-value="B" calcext:value-type="string">
            <text:p>B</text:p>
          </table:table-cell>
          <table:table-cell table:formula="of:=IF(AND([.$B3]=&quot;INC&quot;; [.$C3]=[.E$1]);[.E2]+1;IF(AND([.$B3]=&quot;MOVI&quot;; [.$C3]=[.E$1]);[.$D3];IF(AND([.$B3]=&quot;ADD&quot;;[.$C3]=[.E$1]);[.E2]+IF([.$D3]=[.$F$1]; [.$F2]; IF([.$D3]=[.$G$1]; [.$G2]; [.$E2]));[.E2])))" office:value-type="float" office:value="1" calcext:value-type="float">
            <text:p>1</text:p>
          </table:table-cell>
          <table:table-cell table:formula="of:=IF(AND([.$B3]=&quot;INC&quot;; [.$C3]=[.F$1]);[.F2]+1;IF(AND([.$B3]=&quot;MOVI&quot;; [.$C3]=[.F$1]);[.$D3];IF(AND([.$B3]=&quot;ADD&quot;;[.$C3]=[.F$1]);[.F2]+IF([.$D3]=[.$F$1]; [.$F2]; IF([.$D3]=[.$G$1]; [.$G2]; [.$E2]));[.F2])))" office:value-type="float" office:value="2" calcext:value-type="float">
            <text:p>2</text:p>
          </table:table-cell>
          <table:table-cell table:formula="of:=IF(AND([.$B3]=&quot;INC&quot;; [.$C3]=[.G$1]);[.G2]+1;IF(AND([.$B3]=&quot;MOVI&quot;; [.$C3]=[.G$1]);[.$D3];IF(AND([.$B3]=&quot;ADD&quot;;[.$C3]=[.G$1]);[.G2]+IF([.$D3]=[.$F$1]; [.$F2]; IF([.$D3]=[.$G$1]; [.$G2]; [.$E2]));[.G2])))" office:value-type="float" office:value="5" calcext:value-type="float">
            <text:p>5</text:p>
          </table:table-cell>
          <table:table-cell table:formula="of:=IF([.B3]=&quot;INC&quot;;COM.MICROSOFT.SWITCH([.C3];&quot;A&quot;;[.E3];&quot;B&quot;;[.F3];&quot;C&quot;;[.G3]);IF([.B3]=&quot;ADD&quot;; COM.MICROSOFT.SWITCH([.$C3]; &quot;A&quot;; [.$E3]; &quot;B&quot;; [.$F3]; &quot;C&quot;; [.G3]); [.H2]))" office:value-type="float" office:value="5" calcext:value-type="float">
            <text:p>5</text:p>
          </table:table-cell>
          <table:table-cell table:formula="of:=[.H3]&lt;0" office:value-type="float" office:value="0" calcext:value-type="float">
            <text:p>0</text:p>
          </table:table-cell>
          <table:table-cell table:formula="of:=[.H3]=0" office:value-type="float" office:value="0" calcext:value-type="float">
            <text:p>0</text:p>
          </table:table-cell>
          <table:table-cell table:formula="of:=OR([.H3]&lt;-128;[.H3]&gt;127)" office:value-type="float" office:value="0" calcext:value-type="float">
            <text:p>0</text:p>
          </table:table-cell>
          <table:table-cell table:formula="of:=OR([.H3] &lt; 0; [.H3] &gt; 255)" office:value-type="float" office:value="0" calcext:value-type="float">
            <text:p>0</text:p>
          </table:table-cell>
        </table:table-row>
        <table:table-row table:style-name="ro1">
          <table:table-cell table:formula="of:=IF([.B3]=&quot;JMPI&quot;;[.C3];[.A3]+1)" office:value-type="float" office:value="2" calcext:value-type="float">
            <text:p>2</text:p>
          </table:table-cell>
          <table:table-cell table:formula="of:=VLOOKUP([.$A4];Program;2;1)" office:value-type="string" office:string-value="ADD" calcext:value-type="string">
            <text:p>ADD</text:p>
          </table:table-cell>
          <table:table-cell table:formula="of:=VLOOKUP([.$A4];Program;3;1)" office:value-type="string" office:string-value="A" calcext:value-type="string">
            <text:p>A</text:p>
          </table:table-cell>
          <table:table-cell table:formula="of:=VLOOKUP([.$A4];Program;4;1)" office:value-type="string" office:string-value="B" calcext:value-type="string">
            <text:p>B</text:p>
          </table:table-cell>
          <table:table-cell table:formula="of:=IF(AND([.$B4]=&quot;INC&quot;; [.$C4]=[.E$1]);[.E3]+1;IF(AND([.$B4]=&quot;MOVI&quot;; [.$C4]=[.E$1]);[.$D4];IF(AND([.$B4]=&quot;ADD&quot;;[.$C4]=[.E$1]);[.E3]+IF([.$D4]=[.$F$1]; [.$F3]; IF([.$D4]=[.$G$1]; [.$G3]; [.$E3]));[.E3])))" office:value-type="float" office:value="3" calcext:value-type="float">
            <text:p>3</text:p>
          </table:table-cell>
          <table:table-cell table:formula="of:=IF(AND([.$B4]=&quot;INC&quot;; [.$C4]=[.F$1]);[.F3]+1;IF(AND([.$B4]=&quot;MOVI&quot;; [.$C4]=[.F$1]);[.$D4];IF(AND([.$B4]=&quot;ADD&quot;;[.$C4]=[.F$1]);[.F3]+IF([.$D4]=[.$F$1]; [.$F3]; IF([.$D4]=[.$G$1]; [.$G3]; [.$E3]));[.F3])))" office:value-type="float" office:value="2" calcext:value-type="float">
            <text:p>2</text:p>
          </table:table-cell>
          <table:table-cell table:formula="of:=IF(AND([.$B4]=&quot;INC&quot;; [.$C4]=[.G$1]);[.G3]+1;IF(AND([.$B4]=&quot;MOVI&quot;; [.$C4]=[.G$1]);[.$D4];IF(AND([.$B4]=&quot;ADD&quot;;[.$C4]=[.G$1]);[.G3]+IF([.$D4]=[.$F$1]; [.$F3]; IF([.$D4]=[.$G$1]; [.$G3]; [.$E3]));[.G3])))" office:value-type="float" office:value="5" calcext:value-type="float">
            <text:p>5</text:p>
          </table:table-cell>
          <table:table-cell table:formula="of:=IF([.B4]=&quot;INC&quot;;COM.MICROSOFT.SWITCH([.C4];&quot;A&quot;;[.E4];&quot;B&quot;;[.F4];&quot;C&quot;;[.G4]);IF([.B4]=&quot;ADD&quot;; COM.MICROSOFT.SWITCH([.$C4]; &quot;A&quot;; [.$E4]; &quot;B&quot;; [.$F4]; &quot;C&quot;; [.G4]); [.H3]))" office:value-type="float" office:value="3" calcext:value-type="float">
            <text:p>3</text:p>
          </table:table-cell>
          <table:table-cell table:formula="of:=[.H4]&lt;0" office:value-type="float" office:value="0" calcext:value-type="float">
            <text:p>0</text:p>
          </table:table-cell>
          <table:table-cell table:formula="of:=[.H4]=0" office:value-type="float" office:value="0" calcext:value-type="float">
            <text:p>0</text:p>
          </table:table-cell>
          <table:table-cell table:formula="of:=OR([.H4]&lt;-128;[.H4]&gt;127)" office:value-type="float" office:value="0" calcext:value-type="float">
            <text:p>0</text:p>
          </table:table-cell>
          <table:table-cell table:formula="of:=OR([.H4] &lt; 0; [.H4] &gt; 255)" office:value-type="float" office:value="0" calcext:value-type="float">
            <text:p>0</text:p>
          </table:table-cell>
        </table:table-row>
        <table:table-row table:style-name="ro1">
          <table:table-cell table:formula="of:=IF([.B4]=&quot;JMPI&quot;;[.C4];[.A4]+1)" office:value-type="float" office:value="3" calcext:value-type="float">
            <text:p>3</text:p>
          </table:table-cell>
          <table:table-cell table:formula="of:=VLOOKUP([.$A5];Program;2;1)" office:value-type="string" office:string-value="ADD" calcext:value-type="string">
            <text:p>ADD</text:p>
          </table:table-cell>
          <table:table-cell table:formula="of:=VLOOKUP([.$A5];Program;3;1)" office:value-type="string" office:string-value="B" calcext:value-type="string">
            <text:p>B</text:p>
          </table:table-cell>
          <table:table-cell table:formula="of:=VLOOKUP([.$A5];Program;4;1)" office:value-type="string" office:string-value="A" calcext:value-type="string">
            <text:p>A</text:p>
          </table:table-cell>
          <table:table-cell table:formula="of:=IF(AND([.$B5]=&quot;INC&quot;; [.$C5]=[.E$1]);[.E4]+1;IF(AND([.$B5]=&quot;MOVI&quot;; [.$C5]=[.E$1]);[.$D5];IF(AND([.$B5]=&quot;ADD&quot;;[.$C5]=[.E$1]);[.E4]+IF([.$D5]=[.$F$1]; [.$F4]; IF([.$D5]=[.$G$1]; [.$G4]; [.$E4]));[.E4])))" office:value-type="float" office:value="3" calcext:value-type="float">
            <text:p>3</text:p>
          </table:table-cell>
          <table:table-cell table:formula="of:=IF(AND([.$B5]=&quot;INC&quot;; [.$C5]=[.F$1]);[.F4]+1;IF(AND([.$B5]=&quot;MOVI&quot;; [.$C5]=[.F$1]);[.$D5];IF(AND([.$B5]=&quot;ADD&quot;;[.$C5]=[.F$1]);[.F4]+IF([.$D5]=[.$F$1]; [.$F4]; IF([.$D5]=[.$G$1]; [.$G4]; [.$E4]));[.F4])))" office:value-type="float" office:value="5" calcext:value-type="float">
            <text:p>5</text:p>
          </table:table-cell>
          <table:table-cell table:formula="of:=IF(AND([.$B5]=&quot;INC&quot;; [.$C5]=[.G$1]);[.G4]+1;IF(AND([.$B5]=&quot;MOVI&quot;; [.$C5]=[.G$1]);[.$D5];IF(AND([.$B5]=&quot;ADD&quot;;[.$C5]=[.G$1]);[.G4]+IF([.$D5]=[.$F$1]; [.$F4]; IF([.$D5]=[.$G$1]; [.$G4]; [.$E4]));[.G4])))" office:value-type="float" office:value="5" calcext:value-type="float">
            <text:p>5</text:p>
          </table:table-cell>
          <table:table-cell table:formula="of:=IF([.B5]=&quot;INC&quot;;COM.MICROSOFT.SWITCH([.C5];&quot;A&quot;;[.E5];&quot;B&quot;;[.F5];&quot;C&quot;;[.G5]);IF([.B5]=&quot;ADD&quot;; COM.MICROSOFT.SWITCH([.$C5]; &quot;A&quot;; [.$E5]; &quot;B&quot;; [.$F5]; &quot;C&quot;; [.G5]); [.H4]))" office:value-type="float" office:value="5" calcext:value-type="float">
            <text:p>5</text:p>
          </table:table-cell>
          <table:table-cell table:formula="of:=[.H5]&lt;0" office:value-type="float" office:value="0" calcext:value-type="float">
            <text:p>0</text:p>
          </table:table-cell>
          <table:table-cell table:formula="of:=[.H5]=0" office:value-type="float" office:value="0" calcext:value-type="float">
            <text:p>0</text:p>
          </table:table-cell>
          <table:table-cell table:formula="of:=OR([.H5]&lt;-128;[.H5]&gt;127)" office:value-type="float" office:value="0" calcext:value-type="float">
            <text:p>0</text:p>
          </table:table-cell>
          <table:table-cell table:formula="of:=OR([.H5] &lt; 0; [.H5] &gt; 255)" office:value-type="float" office:value="0" calcext:value-type="float">
            <text:p>0</text:p>
          </table:table-cell>
        </table:table-row>
        <table:table-row table:style-name="ro1">
          <table:table-cell table:formula="of:=IF([.B5]=&quot;JMPI&quot;;[.C5];[.A5]+1)" office:value-type="float" office:value="4" calcext:value-type="float">
            <text:p>4</text:p>
          </table:table-cell>
          <table:table-cell table:formula="of:=VLOOKUP([.$A6];Program;2;1)" office:value-type="string" office:string-value="ADD" calcext:value-type="string">
            <text:p>ADD</text:p>
          </table:table-cell>
          <table:table-cell table:formula="of:=VLOOKUP([.$A6];Program;3;1)" office:value-type="string" office:string-value="B" calcext:value-type="string">
            <text:p>B</text:p>
          </table:table-cell>
          <table:table-cell table:formula="of:=VLOOKUP([.$A6];Program;4;1)" office:value-type="string" office:string-value="C" calcext:value-type="string">
            <text:p>C</text:p>
          </table:table-cell>
          <table:table-cell table:formula="of:=IF(AND([.$B6]=&quot;INC&quot;; [.$C6]=[.E$1]);[.E5]+1;IF(AND([.$B6]=&quot;MOVI&quot;; [.$C6]=[.E$1]);[.$D6];IF(AND([.$B6]=&quot;ADD&quot;;[.$C6]=[.E$1]);[.E5]+IF([.$D6]=[.$F$1]; [.$F5]; IF([.$D6]=[.$G$1]; [.$G5]; [.$E5]));[.E5])))" office:value-type="float" office:value="3" calcext:value-type="float">
            <text:p>3</text:p>
          </table:table-cell>
          <table:table-cell table:formula="of:=IF(AND([.$B6]=&quot;INC&quot;; [.$C6]=[.F$1]);[.F5]+1;IF(AND([.$B6]=&quot;MOVI&quot;; [.$C6]=[.F$1]);[.$D6];IF(AND([.$B6]=&quot;ADD&quot;;[.$C6]=[.F$1]);[.F5]+IF([.$D6]=[.$F$1]; [.$F5]; IF([.$D6]=[.$G$1]; [.$G5]; [.$E5]));[.F5])))" office:value-type="float" office:value="10" calcext:value-type="float">
            <text:p>10</text:p>
          </table:table-cell>
          <table:table-cell table:formula="of:=IF(AND([.$B6]=&quot;INC&quot;; [.$C6]=[.G$1]);[.G5]+1;IF(AND([.$B6]=&quot;MOVI&quot;; [.$C6]=[.G$1]);[.$D6];IF(AND([.$B6]=&quot;ADD&quot;;[.$C6]=[.G$1]);[.G5]+IF([.$D6]=[.$F$1]; [.$F5]; IF([.$D6]=[.$G$1]; [.$G5]; [.$E5]));[.G5])))" office:value-type="float" office:value="5" calcext:value-type="float">
            <text:p>5</text:p>
          </table:table-cell>
          <table:table-cell table:formula="of:=IF([.B6]=&quot;INC&quot;;COM.MICROSOFT.SWITCH([.C6];&quot;A&quot;;[.E6];&quot;B&quot;;[.F6];&quot;C&quot;;[.G6]);IF([.B6]=&quot;ADD&quot;; COM.MICROSOFT.SWITCH([.$C6]; &quot;A&quot;; [.$E6]; &quot;B&quot;; [.$F6]; &quot;C&quot;; [.G6]); [.H5]))" office:value-type="float" office:value="10" calcext:value-type="float">
            <text:p>10</text:p>
          </table:table-cell>
          <table:table-cell table:formula="of:=[.H6]&lt;0" office:value-type="float" office:value="0" calcext:value-type="float">
            <text:p>0</text:p>
          </table:table-cell>
          <table:table-cell table:formula="of:=[.H6]=0" office:value-type="float" office:value="0" calcext:value-type="float">
            <text:p>0</text:p>
          </table:table-cell>
          <table:table-cell table:formula="of:=OR([.H6]&lt;-128;[.H6]&gt;127)" office:value-type="float" office:value="0" calcext:value-type="float">
            <text:p>0</text:p>
          </table:table-cell>
          <table:table-cell table:formula="of:=OR([.H6] &lt; 0; [.H6] &gt; 255)" office:value-type="float" office:value="0" calcext:value-type="float">
            <text:p>0</text:p>
          </table:table-cell>
        </table:table-row>
        <table:table-row table:style-name="ro1">
          <table:table-cell table:formula="of:=IF([.B6]=&quot;JMPI&quot;;[.C6];[.A6]+1)" office:value-type="float" office:value="5" calcext:value-type="float">
            <text:p>5</text:p>
          </table:table-cell>
          <table:table-cell table:formula="of:=VLOOKUP([.$A7];Program;2;1)" office:value-type="string" office:string-value="ADD" calcext:value-type="string">
            <text:p>ADD</text:p>
          </table:table-cell>
          <table:table-cell table:formula="of:=VLOOKUP([.$A7];Program;3;1)" office:value-type="string" office:string-value="B" calcext:value-type="string">
            <text:p>B</text:p>
          </table:table-cell>
          <table:table-cell table:formula="of:=VLOOKUP([.$A7];Program;4;1)" office:value-type="string" office:string-value="B" calcext:value-type="string">
            <text:p>B</text:p>
          </table:table-cell>
          <table:table-cell table:formula="of:=IF(AND([.$B7]=&quot;INC&quot;; [.$C7]=[.E$1]);[.E6]+1;IF(AND([.$B7]=&quot;MOVI&quot;; [.$C7]=[.E$1]);[.$D7];IF(AND([.$B7]=&quot;ADD&quot;;[.$C7]=[.E$1]);[.E6]+IF([.$D7]=[.$F$1]; [.$F6]; IF([.$D7]=[.$G$1]; [.$G6]; [.$E6]));[.E6])))" office:value-type="float" office:value="3" calcext:value-type="float">
            <text:p>3</text:p>
          </table:table-cell>
          <table:table-cell table:formula="of:=IF(AND([.$B7]=&quot;INC&quot;; [.$C7]=[.F$1]);[.F6]+1;IF(AND([.$B7]=&quot;MOVI&quot;; [.$C7]=[.F$1]);[.$D7];IF(AND([.$B7]=&quot;ADD&quot;;[.$C7]=[.F$1]);[.F6]+IF([.$D7]=[.$F$1]; [.$F6]; IF([.$D7]=[.$G$1]; [.$G6]; [.$E6]));[.F6])))" office:value-type="float" office:value="20" calcext:value-type="float">
            <text:p>20</text:p>
          </table:table-cell>
          <table:table-cell table:formula="of:=IF(AND([.$B7]=&quot;INC&quot;; [.$C7]=[.G$1]);[.G6]+1;IF(AND([.$B7]=&quot;MOVI&quot;; [.$C7]=[.G$1]);[.$D7];IF(AND([.$B7]=&quot;ADD&quot;;[.$C7]=[.G$1]);[.G6]+IF([.$D7]=[.$F$1]; [.$F6]; IF([.$D7]=[.$G$1]; [.$G6]; [.$E6]));[.G6])))" office:value-type="float" office:value="5" calcext:value-type="float">
            <text:p>5</text:p>
          </table:table-cell>
          <table:table-cell table:formula="of:=IF([.B7]=&quot;INC&quot;;COM.MICROSOFT.SWITCH([.C7];&quot;A&quot;;[.E7];&quot;B&quot;;[.F7];&quot;C&quot;;[.G7]);IF([.B7]=&quot;ADD&quot;; COM.MICROSOFT.SWITCH([.$C7]; &quot;A&quot;; [.$E7]; &quot;B&quot;; [.$F7]; &quot;C&quot;; [.G7]); [.H6]))" office:value-type="float" office:value="20" calcext:value-type="float">
            <text:p>20</text:p>
          </table:table-cell>
          <table:table-cell table:formula="of:=[.H7]&lt;0" office:value-type="float" office:value="0" calcext:value-type="float">
            <text:p>0</text:p>
          </table:table-cell>
          <table:table-cell table:formula="of:=[.H7]=0" office:value-type="float" office:value="0" calcext:value-type="float">
            <text:p>0</text:p>
          </table:table-cell>
          <table:table-cell table:formula="of:=OR([.H7]&lt;-128;[.H7]&gt;127)" office:value-type="float" office:value="0" calcext:value-type="float">
            <text:p>0</text:p>
          </table:table-cell>
          <table:table-cell table:formula="of:=OR([.H7] &lt; 0; [.H7] &gt; 255)" office:value-type="float" office:value="0" calcext:value-type="float">
            <text:p>0</text:p>
          </table:table-cell>
        </table:table-row>
        <table:table-row table:style-name="ro1">
          <table:table-cell table:formula="of:=IF([.B7]=&quot;JMPI&quot;;[.C7];[.A7]+1)" office:value-type="float" office:value="6" calcext:value-type="float">
            <text:p>6</text:p>
          </table:table-cell>
          <table:table-cell table:formula="of:=VLOOKUP([.$A8];Program;2;1)" office:value-type="string" office:string-value="ADD" calcext:value-type="string">
            <text:p>ADD</text:p>
          </table:table-cell>
          <table:table-cell table:formula="of:=VLOOKUP([.$A8];Program;3;1)" office:value-type="string" office:string-value="A" calcext:value-type="string">
            <text:p>A</text:p>
          </table:table-cell>
          <table:table-cell table:formula="of:=VLOOKUP([.$A8];Program;4;1)" office:value-type="string" office:string-value="C" calcext:value-type="string">
            <text:p>C</text:p>
          </table:table-cell>
          <table:table-cell table:formula="of:=IF(AND([.$B8]=&quot;INC&quot;; [.$C8]=[.E$1]);[.E7]+1;IF(AND([.$B8]=&quot;MOVI&quot;; [.$C8]=[.E$1]);[.$D8];IF(AND([.$B8]=&quot;ADD&quot;;[.$C8]=[.E$1]);[.E7]+IF([.$D8]=[.$F$1]; [.$F7]; IF([.$D8]=[.$G$1]; [.$G7]; [.$E7]));[.E7])))" office:value-type="float" office:value="8" calcext:value-type="float">
            <text:p>8</text:p>
          </table:table-cell>
          <table:table-cell table:formula="of:=IF(AND([.$B8]=&quot;INC&quot;; [.$C8]=[.F$1]);[.F7]+1;IF(AND([.$B8]=&quot;MOVI&quot;; [.$C8]=[.F$1]);[.$D8];IF(AND([.$B8]=&quot;ADD&quot;;[.$C8]=[.F$1]);[.F7]+IF([.$D8]=[.$F$1]; [.$F7]; IF([.$D8]=[.$G$1]; [.$G7]; [.$E7]));[.F7])))" office:value-type="float" office:value="20" calcext:value-type="float">
            <text:p>20</text:p>
          </table:table-cell>
          <table:table-cell table:formula="of:=IF(AND([.$B8]=&quot;INC&quot;; [.$C8]=[.G$1]);[.G7]+1;IF(AND([.$B8]=&quot;MOVI&quot;; [.$C8]=[.G$1]);[.$D8];IF(AND([.$B8]=&quot;ADD&quot;;[.$C8]=[.G$1]);[.G7]+IF([.$D8]=[.$F$1]; [.$F7]; IF([.$D8]=[.$G$1]; [.$G7]; [.$E7]));[.G7])))" office:value-type="float" office:value="5" calcext:value-type="float">
            <text:p>5</text:p>
          </table:table-cell>
          <table:table-cell table:formula="of:=IF([.B8]=&quot;INC&quot;;COM.MICROSOFT.SWITCH([.C8];&quot;A&quot;;[.E8];&quot;B&quot;;[.F8];&quot;C&quot;;[.G8]);IF([.B8]=&quot;ADD&quot;; COM.MICROSOFT.SWITCH([.$C8]; &quot;A&quot;; [.$E8]; &quot;B&quot;; [.$F8]; &quot;C&quot;; [.G8]); [.H7]))" office:value-type="float" office:value="8" calcext:value-type="float">
            <text:p>8</text:p>
          </table:table-cell>
          <table:table-cell table:formula="of:=[.H8]&lt;0" office:value-type="float" office:value="0" calcext:value-type="float">
            <text:p>0</text:p>
          </table:table-cell>
          <table:table-cell table:formula="of:=[.H8]=0" office:value-type="float" office:value="0" calcext:value-type="float">
            <text:p>0</text:p>
          </table:table-cell>
          <table:table-cell table:formula="of:=OR([.H8]&lt;-128;[.H8]&gt;127)" office:value-type="float" office:value="0" calcext:value-type="float">
            <text:p>0</text:p>
          </table:table-cell>
          <table:table-cell table:formula="of:=OR([.H8] &lt; 0; [.H8] &gt; 255)" office:value-type="float" office:value="0" calcext:value-type="float">
            <text:p>0</text:p>
          </table:table-cell>
        </table:table-row>
        <table:table-row table:style-name="ro1">
          <table:table-cell table:formula="of:=IF([.B8]=&quot;JMPI&quot;;[.C8];[.A8]+1)" office:value-type="float" office:value="7" calcext:value-type="float">
            <text:p>7</text:p>
          </table:table-cell>
          <table:table-cell table:formula="of:=VLOOKUP([.$A9];Program;2;1)" office:value-type="string" office:string-value="ADD" calcext:value-type="string">
            <text:p>ADD</text:p>
          </table:table-cell>
          <table:table-cell table:formula="of:=VLOOKUP([.$A9];Program;3;1)" office:value-type="string" office:string-value="A" calcext:value-type="string">
            <text:p>A</text:p>
          </table:table-cell>
          <table:table-cell table:formula="of:=VLOOKUP([.$A9];Program;4;1)" office:value-type="string" office:string-value="A" calcext:value-type="string">
            <text:p>A</text:p>
          </table:table-cell>
          <table:table-cell table:formula="of:=IF(AND([.$B9]=&quot;INC&quot;; [.$C9]=[.E$1]);[.E8]+1;IF(AND([.$B9]=&quot;MOVI&quot;; [.$C9]=[.E$1]);[.$D9];IF(AND([.$B9]=&quot;ADD&quot;;[.$C9]=[.E$1]);[.E8]+IF([.$D9]=[.$F$1]; [.$F8]; IF([.$D9]=[.$G$1]; [.$G8]; [.$E8]));[.E8])))" office:value-type="float" office:value="16" calcext:value-type="float">
            <text:p>16</text:p>
          </table:table-cell>
          <table:table-cell table:formula="of:=IF(AND([.$B9]=&quot;INC&quot;; [.$C9]=[.F$1]);[.F8]+1;IF(AND([.$B9]=&quot;MOVI&quot;; [.$C9]=[.F$1]);[.$D9];IF(AND([.$B9]=&quot;ADD&quot;;[.$C9]=[.F$1]);[.F8]+IF([.$D9]=[.$F$1]; [.$F8]; IF([.$D9]=[.$G$1]; [.$G8]; [.$E8]));[.F8])))" office:value-type="float" office:value="20" calcext:value-type="float">
            <text:p>20</text:p>
          </table:table-cell>
          <table:table-cell table:formula="of:=IF(AND([.$B9]=&quot;INC&quot;; [.$C9]=[.G$1]);[.G8]+1;IF(AND([.$B9]=&quot;MOVI&quot;; [.$C9]=[.G$1]);[.$D9];IF(AND([.$B9]=&quot;ADD&quot;;[.$C9]=[.G$1]);[.G8]+IF([.$D9]=[.$F$1]; [.$F8]; IF([.$D9]=[.$G$1]; [.$G8]; [.$E8]));[.G8])))" office:value-type="float" office:value="5" calcext:value-type="float">
            <text:p>5</text:p>
          </table:table-cell>
          <table:table-cell table:formula="of:=IF([.B9]=&quot;INC&quot;;COM.MICROSOFT.SWITCH([.C9];&quot;A&quot;;[.E9];&quot;B&quot;;[.F9];&quot;C&quot;;[.G9]);IF([.B9]=&quot;ADD&quot;; COM.MICROSOFT.SWITCH([.$C9]; &quot;A&quot;; [.$E9]; &quot;B&quot;; [.$F9]; &quot;C&quot;; [.G9]); [.H8]))" office:value-type="float" office:value="16" calcext:value-type="float">
            <text:p>16</text:p>
          </table:table-cell>
          <table:table-cell table:formula="of:=[.H9]&lt;0" office:value-type="float" office:value="0" calcext:value-type="float">
            <text:p>0</text:p>
          </table:table-cell>
          <table:table-cell table:formula="of:=[.H9]=0" office:value-type="float" office:value="0" calcext:value-type="float">
            <text:p>0</text:p>
          </table:table-cell>
          <table:table-cell table:formula="of:=OR([.H9]&lt;-128;[.H9]&gt;127)" office:value-type="float" office:value="0" calcext:value-type="float">
            <text:p>0</text:p>
          </table:table-cell>
          <table:table-cell table:formula="of:=OR([.H9] &lt; 0; [.H9] &gt; 255)" office:value-type="float" office:value="0" calcext:value-type="float">
            <text:p>0</text:p>
          </table:table-cell>
        </table:table-row>
        <table:table-row table:style-name="ro1">
          <table:table-cell table:formula="of:=IF([.B9]=&quot;JMPI&quot;;[.C9];[.A9]+1)" office:value-type="float" office:value="8" calcext:value-type="float">
            <text:p>8</text:p>
          </table:table-cell>
          <table:table-cell table:formula="of:=VLOOKUP([.$A10];Program;2;1)" office:value-type="string" office:string-value="ADD" calcext:value-type="string">
            <text:p>ADD</text:p>
          </table:table-cell>
          <table:table-cell table:formula="of:=VLOOKUP([.$A10];Program;3;1)" office:value-type="string" office:string-value="C" calcext:value-type="string">
            <text:p>C</text:p>
          </table:table-cell>
          <table:table-cell table:formula="of:=VLOOKUP([.$A10];Program;4;1)" office:value-type="string" office:string-value="A" calcext:value-type="string">
            <text:p>A</text:p>
          </table:table-cell>
          <table:table-cell table:formula="of:=IF(AND([.$B10]=&quot;INC&quot;; [.$C10]=[.E$1]);[.E9]+1;IF(AND([.$B10]=&quot;MOVI&quot;; [.$C10]=[.E$1]);[.$D10];IF(AND([.$B10]=&quot;ADD&quot;;[.$C10]=[.E$1]);[.E9]+IF([.$D10]=[.$F$1]; [.$F9]; IF([.$D10]=[.$G$1]; [.$G9]; [.$E9]));[.E9])))" office:value-type="float" office:value="16" calcext:value-type="float">
            <text:p>16</text:p>
          </table:table-cell>
          <table:table-cell table:formula="of:=IF(AND([.$B10]=&quot;INC&quot;; [.$C10]=[.F$1]);[.F9]+1;IF(AND([.$B10]=&quot;MOVI&quot;; [.$C10]=[.F$1]);[.$D10];IF(AND([.$B10]=&quot;ADD&quot;;[.$C10]=[.F$1]);[.F9]+IF([.$D10]=[.$F$1]; [.$F9]; IF([.$D10]=[.$G$1]; [.$G9]; [.$E9]));[.F9])))" office:value-type="float" office:value="20" calcext:value-type="float">
            <text:p>20</text:p>
          </table:table-cell>
          <table:table-cell table:formula="of:=IF(AND([.$B10]=&quot;INC&quot;; [.$C10]=[.G$1]);[.G9]+1;IF(AND([.$B10]=&quot;MOVI&quot;; [.$C10]=[.G$1]);[.$D10];IF(AND([.$B10]=&quot;ADD&quot;;[.$C10]=[.G$1]);[.G9]+IF([.$D10]=[.$F$1]; [.$F9]; IF([.$D10]=[.$G$1]; [.$G9]; [.$E9]));[.G9])))" office:value-type="float" office:value="21" calcext:value-type="float">
            <text:p>21</text:p>
          </table:table-cell>
          <table:table-cell table:formula="of:=IF([.B10]=&quot;INC&quot;;COM.MICROSOFT.SWITCH([.C10];&quot;A&quot;;[.E10];&quot;B&quot;;[.F10];&quot;C&quot;;[.G10]);IF([.B10]=&quot;ADD&quot;; COM.MICROSOFT.SWITCH([.$C10]; &quot;A&quot;; [.$E10]; &quot;B&quot;; [.$F10]; &quot;C&quot;; [.G10]); [.H9]))" office:value-type="float" office:value="21" calcext:value-type="float">
            <text:p>21</text:p>
          </table:table-cell>
          <table:table-cell table:formula="of:=[.H10]&lt;0" office:value-type="float" office:value="0" calcext:value-type="float">
            <text:p>0</text:p>
          </table:table-cell>
          <table:table-cell table:formula="of:=[.H10]=0" office:value-type="float" office:value="0" calcext:value-type="float">
            <text:p>0</text:p>
          </table:table-cell>
          <table:table-cell table:formula="of:=OR([.H10]&lt;-128;[.H10]&gt;127)" office:value-type="float" office:value="0" calcext:value-type="float">
            <text:p>0</text:p>
          </table:table-cell>
          <table:table-cell table:formula="of:=OR([.H10] &lt; 0; [.H10] &gt; 255)" office:value-type="float" office:value="0" calcext:value-type="float">
            <text:p>0</text:p>
          </table:table-cell>
        </table:table-row>
        <table:table-row table:style-name="ro1">
          <table:table-cell table:formula="of:=IF([.B10]=&quot;JMPI&quot;;[.C10];[.A10]+1)" office:value-type="float" office:value="9" calcext:value-type="float">
            <text:p>9</text:p>
          </table:table-cell>
          <table:table-cell table:formula="of:=VLOOKUP([.$A11];Program;2;1)" office:value-type="string" office:string-value="ADD" calcext:value-type="string">
            <text:p>ADD</text:p>
          </table:table-cell>
          <table:table-cell table:formula="of:=VLOOKUP([.$A11];Program;3;1)" office:value-type="string" office:string-value="C" calcext:value-type="string">
            <text:p>C</text:p>
          </table:table-cell>
          <table:table-cell table:formula="of:=VLOOKUP([.$A11];Program;4;1)" office:value-type="string" office:string-value="C" calcext:value-type="string">
            <text:p>C</text:p>
          </table:table-cell>
          <table:table-cell table:formula="of:=IF(AND([.$B11]=&quot;INC&quot;; [.$C11]=[.E$1]);[.E10]+1;IF(AND([.$B11]=&quot;MOVI&quot;; [.$C11]=[.E$1]);[.$D11];IF(AND([.$B11]=&quot;ADD&quot;;[.$C11]=[.E$1]);[.E10]+IF([.$D11]=[.$F$1]; [.$F10]; IF([.$D11]=[.$G$1]; [.$G10]; [.$E10]));[.E10])))" office:value-type="float" office:value="16" calcext:value-type="float">
            <text:p>16</text:p>
          </table:table-cell>
          <table:table-cell table:formula="of:=IF(AND([.$B11]=&quot;INC&quot;; [.$C11]=[.F$1]);[.F10]+1;IF(AND([.$B11]=&quot;MOVI&quot;; [.$C11]=[.F$1]);[.$D11];IF(AND([.$B11]=&quot;ADD&quot;;[.$C11]=[.F$1]);[.F10]+IF([.$D11]=[.$F$1]; [.$F10]; IF([.$D11]=[.$G$1]; [.$G10]; [.$E10]));[.F10])))" office:value-type="float" office:value="20" calcext:value-type="float">
            <text:p>20</text:p>
          </table:table-cell>
          <table:table-cell table:formula="of:=IF(AND([.$B11]=&quot;INC&quot;; [.$C11]=[.G$1]);[.G10]+1;IF(AND([.$B11]=&quot;MOVI&quot;; [.$C11]=[.G$1]);[.$D11];IF(AND([.$B11]=&quot;ADD&quot;;[.$C11]=[.G$1]);[.G10]+IF([.$D11]=[.$F$1]; [.$F10]; IF([.$D11]=[.$G$1]; [.$G10]; [.$E10]));[.G10])))" office:value-type="float" office:value="42" calcext:value-type="float">
            <text:p>42</text:p>
          </table:table-cell>
          <table:table-cell table:formula="of:=IF([.B11]=&quot;INC&quot;;COM.MICROSOFT.SWITCH([.C11];&quot;A&quot;;[.E11];&quot;B&quot;;[.F11];&quot;C&quot;;[.G11]);IF([.B11]=&quot;ADD&quot;; COM.MICROSOFT.SWITCH([.$C11]; &quot;A&quot;; [.$E11]; &quot;B&quot;; [.$F11]; &quot;C&quot;; [.G11]); [.H10]))" office:value-type="float" office:value="42" calcext:value-type="float">
            <text:p>42</text:p>
          </table:table-cell>
          <table:table-cell table:formula="of:=[.H11]&lt;0" office:value-type="float" office:value="0" calcext:value-type="float">
            <text:p>0</text:p>
          </table:table-cell>
          <table:table-cell table:formula="of:=[.H11]=0" office:value-type="float" office:value="0" calcext:value-type="float">
            <text:p>0</text:p>
          </table:table-cell>
          <table:table-cell table:formula="of:=OR([.H11]&lt;-128;[.H11]&gt;127)" office:value-type="float" office:value="0" calcext:value-type="float">
            <text:p>0</text:p>
          </table:table-cell>
          <table:table-cell table:formula="of:=OR([.H11] &lt; 0; [.H11] &gt; 255)" office:value-type="float" office:value="0" calcext:value-type="float">
            <text:p>0</text:p>
          </table:table-cell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Program" table:base-cell-address="$Программа.$A$2" table:cell-range-address="$Программа.$A$2:.$D$25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Кирилл Пушкарёв</meta:initial-creator>
    <meta:creation-date>2019-09-03T11:41:46.772974134</meta:creation-date>
    <dc:date>2022-09-19T18:46:00.986000000</dc:date>
    <meta:editing-duration>PT12H13M58S</meta:editing-duration>
    <meta:editing-cycles>38</meta:editing-cycles>
    <meta:generator>LibreOffice/7.4.0.3$Windows_X86_64 LibreOffice_project/f85e47c08ddd19c015c0114a68350214f7066f5a</meta:generator>
    <dc:description>Таблица моделирования центрального процессора для курса «Информатика», практическая работа № 2.
Автор: К. В. Пушкарев.</dc:description>
    <dc:subject>Информатика</dc:subject>
    <dc:title>Модель процессора</dc:title>
    <meta:document-statistic meta:table-count="2" meta:cell-count="420" meta:object-count="0"/>
    <meta:user-defined meta:name="Author">Кирилл Владимирович Пушкарев</meta:user-defined>
    <meta:user-defined meta:name="Revision" meta:value-type="date">2019-09-17</meta:user-defined>
  </office:meta>
</office:document-meta>
</file>